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Roman No9 L" svg:font-family="'Nimbus Roman No9 L'" style:font-family-generic="roman" style:font-pitch="variable"/>
    <style:font-face style:name="FreeSans" svg:font-family="FreeSans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3">
      <style:paragraph-properties fo:margin-left="1.4772in" fo:margin-right="0in" fo:text-indent="0in" style:auto-text-indent="false"/>
    </style:style>
    <style:style style:name="P2" style:family="paragraph" style:parent-style-name="h3">
      <style:paragraph-properties fo:margin-left="1.4772in" fo:margin-right="0in" fo:text-indent="0in" style:auto-text-inden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1">Heading </text:p>
      <text:p text:style-name="h2">2009-2010 Computer Science Senior Capstone</text:p>
      <text:p text:style-name="h2">RapidGraph</text:p>
      <text:p text:style-name="h2">By Michael Anderson and Rob McGuire-Dale </text:p>
      <text:p text:style-name="h1">Eye-Catching Boxes <text:s/>(Listed horizontally across top, below the heading)</text:p>
      <text:p text:style-name="h2">Rapidly Accessible </text:p>
      <text:p text:style-name="h3">&lt;image of address bar&gt;</text:p>
      <text:p text:style-name="h3">It's web-based which means it will work in any modern browser without needing to install any additional software.</text:p>
      <text:p text:style-name="h2">Rapidly Createable <text:s/></text:p>
      <text:p text:style-name="h3">&lt;image of main UI&gt;</text:p>
      <text:p text:style-name="h3">An intuitive, consistent, and easy-to-use interface encourages fast and accurate graph creation.</text:p>
      <text:p text:style-name="h2">Rapidly Portable </text:p>
      <text:p text:style-name="h3">&lt;image of RG on several different systems&gt;</text:p>
      <text:p text:style-name="h3">RapidGraph is built with standard web languages and open-source technologies allowing it to be installed on and used with virtually any computer system.</text:p>
      <text:p text:style-name="h2">Rapidly Modular </text:p>
      <text:p text:style-name="h3">&lt;image of puzzle pieces signifying different functionality&gt;</text:p>
      <text:p text:style-name="h3">A plugin system allows for fast and consistent functional extendibility.</text:p>
      <text:p text:style-name="h1">Examples (In a box-of-four formation, below the eye-catchers, left justified.)</text:p>
      <text:p text:style-name="h2">Shortest path</text:p>
      <text:p text:style-name="h2">Map-coloring problem</text:p>
      <text:p text:style-name="h2">Knight's tour</text:p>
      <text:p text:style-name="h2">&lt;One more example&gt;</text:p>
      <text:p text:style-name="h1">Technical Details (leftmost tall box)</text:p>
      <text:p text:style-name="h2"><text:soft-page-break/>Front-end built with jQuery and W3-complaint standard web languages.</text:p>
      <text:p text:style-name="h2">Back-end built on Apache, Django, Python, and C++.</text:p>
      <text:p text:style-name="h2">Installation space required</text:p>
      <text:p text:style-name="h2">RAM required</text:p>
      <text:p text:style-name="h2">Supported browsers</text:p>
      <text:p text:style-name="h2">&lt;dataflow diagram&gt;</text:p>
      <text:p text:style-name="h1">Administrative Details (rightmost tall box)</text:p>
      <text:p text:style-name="h2">Class Details</text:p>
      <text:p text:style-name="h2">Creators</text:p>
      <text:p text:style-name="h3">Michael Anderson</text:p>
      <text:p text:style-name="P1">andermic@engr.oregonstate.edu</text:p>
      <text:p text:style-name="P1">&lt;Photo&gt;</text:p>
      <text:p text:style-name="P1">&lt;Bio&gt;</text:p>
      <text:p text:style-name="h3">Rob McGuire-Dale</text:p>
      <text:p text:style-name="P1">mcguirer@engr.oregonstate.edu</text:p>
      <text:p text:style-name="P1">&lt;Photo&gt;</text:p>
      <text:p text:style-name="P1">&lt;Bio&gt;</text:p>
      <text:p text:style-name="h2">Sponsor</text:p>
      <text:p text:style-name="h3">Christine Wallace</text:p>
      <text:p text:style-name="P1">wallach@eecs.oregonstate.edu</text:p>
      <text:p text:style-name="P1">&lt;Photo http://eecs.oregonstate.edu/_images/facultystaff/wallace_c.jpg&gt;</text:p>
      <text:p text:style-name="P1">&lt;Bio&gt;</text:p>
      <text:p text:style-name="h2">Producer</text:p>
      <text:p text:style-name="h3">Dr. Michael Baily</text:p>
      <text:p text:style-name="P1">mjb@cs.oregonstate.edu</text:p>
      <text:p text:style-name="P1"><text:soft-page-break/>&lt;Photo&gt;</text:p>
      <text:p text:style-name="P1">&lt;Bio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 style:font-family-generic="roman" style:font-pitch="variable"/>
    <style:font-face style:name="FreeSans" svg:font-family="FreeSans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25in" fo:text-indent="0in" style:auto-text-indent="false"/>
      <style:text-properties style:font-name="FreeSans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1" style:family="paragraph" style:parent-style-name="Standard" style:class="text">
      <style:paragraph-properties fo:margin-top="0.0598in" fo:margin-bottom="0in"/>
    </style:style>
    <style:style style:name="h2" style:family="paragraph" style:parent-style-name="Standard" style:class="text">
      <style:paragraph-properties fo:margin-left="0.4925in" fo:margin-right="0in" fo:margin-top="0.0598in" fo:margin-bottom="0.1201in" fo:text-indent="0in" style:auto-text-indent="false"/>
    </style:style>
    <style:style style:name="h3" style:family="paragraph" style:parent-style-name="Standard" style:class="text">
      <style:paragraph-properties fo:margin-left="0.9846in" fo:margin-right="0in" fo:margin-top="0in" fo:margin-bottom="0.1201in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0" style:family="paragraph" style:parent-style-name="Standard" style:class="text">
      <style:paragraph-properties fo:margin-top="0in" fo:margin-bottom="0.1201i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ob McGuire-Dale</meta:initial-creator>
    <meta:creation-date>2009-11-25T21:07:13</meta:creation-date>
    <dc:date>2009-11-30T01:14:49</dc:date>
    <dc:creator>Rob McGuire-Dale</dc:creator>
    <meta:editing-duration>PT04H33M46S</meta:editing-duration>
    <meta:editing-cycles>15</meta:editing-cycles>
    <meta:generator>OpenOffice.org/3.1$Linux OpenOffice.org_project/310m19$Build-9420</meta:generator>
    <meta:document-statistic meta:table-count="0" meta:image-count="0" meta:object-count="0" meta:page-count="3" meta:paragraph-count="50" meta:word-count="197" meta:character-count="1554"/>
  </office:meta>
</office:document-meta>
</file>